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color="#ff3333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tre rendu scénraio réunions du 23/11/14 :</text:p>
      <text:p text:style-name="P1"/>
      <text:p text:style-name="P2">Mise en place du scénario pour la béta test </text:p>
      <text:p text:style-name="P2"/>
      <text:p text:style-name="P3">NB : QUENTIN ABSENT</text:p>
      <text:p text:style-name="P2"/>
      <text:p text:style-name="P2">Note de quentin : des trucs comme une liste de noms, de lieux potentiaux, des idées éparpillés qui lui viennent de temps en temps. Voila quoi !</text:p>
      <text:p text:style-name="P2"/>
      <text:p text:style-name="P2">Note de Moos : Histoire proposition → écran noir, juste texte/ voix qui apparaît/entend comme si on reveiller quelqu'un. Mascote qui reveiller. Mascote lui dit de fuir. </text:p>
      <text:p text:style-name="P2">→ Fuite jusqu'à dans un cue de sac</text:p>
      <text:p text:style-name="P2">→ monstre être une rafalle de chauve souris </text:p>
      <text:p text:style-name="P2">→ éclipse a se moment la pour que les chauve souris deviens pasifiste ( bleu)</text:p>
      <text:p text:style-name="P2">→ incompréhension du personnage puis rechangement éclipse ( passage en rouge)</text:p>
      <text:p text:style-name="P2">→ seul moyen baton au sol pour le ramasser</text:p>
      <text:p text:style-name="P2">→ Combat plutot pas trop dur</text:p>
      <text:p text:style-name="P2">→ réussite du combat puis changement de direction</text:p>
      <text:p text:style-name="P2">→ éclipse vert</text:p>
      <text:p text:style-name="P2">→ nouveau chemin qui apparaît</text:p>
      <text:p text:style-name="P2">→ rencontre d'un PNJ incohérent</text:p>
      <text:p text:style-name="P2">→ passer le chemin changement de l'éclipse</text:p>
      <text:p text:style-name="P2">→ PNJ qui nous reinterpelle et que nous donne le chemin a suivre pour aller dans le village</text:p>
      <text:p text:style-name="P2">→ interraction dans le village multiple... </text:p>
      <text:p text:style-name="P2"/>
      <text:p text:style-name="P2">Note de julien : Moment de survie qui pourrais être interessant par rapport au scénario de moos</text:p>
      <text:p text:style-name="P2"/>
      <text:p text:style-name="P1">Scénario Béta :</text:p>
      <text:p text:style-name="P1"/>
      <text:p text:style-name="P2">Baraque casser </text:p>
      <text:p text:style-name="P2">Sortie de la baraque, vision du systeme de déplacement,</text:p>
      <text:p text:style-name="P2">Problème, méchant masquer (moos) qui nous fait tomber dans les pommes</text:p>
      <text:p text:style-name="P2">Reveiller par une créature qui nous a amenez dans une grotte (futur compagnon) </text:p>
      <text:p text:style-name="P2">ramasse arme blanche mauvaise état puis sortie grotte</text:p>
      <text:p text:style-name="P2">Tombe nez a nez avec crapeau (julien) pacifiste (eclipse bleu) </text:p>
      <text:p text:style-name="P2">Passage en eclipse rouge</text:p>
      <text:p text:style-name="P2">Crapeau agressif</text:p>
      <text:p text:style-name="P2">Combat facile</text:p>
      <text:p text:style-name="P2">Crapeau mort</text:p>
      <text:p text:style-name="P2">continuation du chemin</text:p>
      <text:p text:style-name="P2">Arriver vers cus de sac</text:p>
      <text:p text:style-name="P2">éclipse vert</text:p>
      <text:p text:style-name="P2">Ouvertur du chemin</text:p>
      <text:p text:style-name="P2">Compagnon reconnais le chemin vers village grace au nouveau passage </text:p>
      <text:p text:style-name="P2">visite du village</text:p>
      <text:p text:style-name="P2">Guide malade possibilité d'aller cherche de quoi le guerrir ou de le laisser crever. (difficulter acrue si pas aider)</text:p>
      <text:p text:style-name="P2">Si guerrir → aller chercher plante qui ne pousse que au pied d'une ancienne météorite</text:p>
      <text:p text:style-name="P2">météorite plus proche dans une foret</text:p>
      <text:p text:style-name="P2">Si pas guerrir → possibilité de sortir du village direction le desert !</text:p>
      <text:p text:style-name="P2"/>
      <text:p text:style-name="P2"/>
      <text:p text:style-name="P2"><text:soft-page-break/></text:p>
      <text:p text:style-name="P2">Quel est la créature qui nous accompagne ? </text:p>
      <text:p text:style-name="P2">Créature flottante, qui laisse une trainer de pixel derrière lui, difforme (boucher rouge – pas estetique) </text:p>
      <text:p text:style-name="P2">Qui il y a dans le village ? ( 5-6 PNJ)</text:p>
      <text:p text:style-name="P2">Plante lui donner un nom et un design ? </text:p>
      <text:p text:style-name="P2"/>
      <text:p text:style-name="P2"/>
      <text:p text:style-name="P2"/>
      <text:p text:style-name="P2"/>
      <text:p text:style-name="P1">Question ? </text:p>
      <text:p text:style-name="P2">Es ce que les pnjs ont connaissance des eclipses ? </text:p>
      <text:p text:style-name="P2"/>
      <text:p text:style-name="P2">Parler du systeme de combat dans une réunions génér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3T17:03:49.75</meta:creation-date>
    <meta:document-statistic meta:table-count="0" meta:image-count="0" meta:object-count="0" meta:page-count="2" meta:paragraph-count="47" meta:word-count="410" meta:character-count="2342"/>
    <dc:date>2014-11-23T18:03:44.20</dc:date>
    <meta:editing-duration>PT8M59S</meta:editing-duration>
    <meta:editing-cycles>1</meta:editing-cycles>
    <meta:generator>OpenOffice/4.0.1$Win32 OpenOffice.org_project/401m5$Build-9714</meta:generator>
  </office:meta>
</office:document-meta>
</file>